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FreeSans" fo:font-size="11pt" fo:language="es" fo:country="ES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FreeSans" fo:font-size="11pt" fo:language="es" fo:country="ES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FreeSans" fo:font-size="11pt" fo:language="es" fo:country="ES" fo:font-weight="normal" style:font-size-asian="11pt" style:font-weight-asian="normal" style:font-size-complex="11pt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FreeSans" fo:font-size="11pt" fo:language="es" fo:country="ES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FreeSans" fo:font-size="11pt" style:font-size-asian="11pt" style:font-size-complex="11pt"/>
    </style:style>
    <style:style style:name="P6" style:family="paragraph" style:parent-style-name="Heading_20_1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size="12pt" style:text-underline-style="none" style:font-size-asian="12pt" style:font-size-complex="12pt"/>
    </style:style>
    <style:style style:name="T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FreeSans" fo:font-size="12pt" style:text-underline-style="none" style:font-size-asian="12pt" style:font-size-complex="12pt"/>
    </style:style>
    <style:style style:name="T8" style:family="text">
      <style:text-properties fo:color="#000000" style:font-name="FreeSans" style:text-underline-style="none"/>
    </style:style>
    <style:style style:name="T9" style:family="text">
      <style:text-properties fo:color="#000000" style:font-name="FreeSans" fo:font-size="11pt" style:text-underline-style="none" style:font-size-asian="11pt" style:font-size-complex="11pt"/>
    </style:style>
    <style:style style:name="T10" style:family="text">
      <style:text-properties officeooo:rsid="001c22a6"/>
    </style:style>
    <style:style style:name="T11" style:family="text">
      <style:text-properties officeooo:rsid="001de00d"/>
    </style:style>
    <style:style style:name="T12" style:family="text">
      <style:text-properties fo:background-color="#ffd8ce" loext:char-shading-value="0"/>
    </style:style>
    <style:style style:name="T13" style:family="text">
      <style:text-properties fo:language="es" fo:country="E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a xlink:type="simple" xlink:href="https://cs50.harvard.edu/web/2020/projects/final/capstone/#capstone" text:style-name="Internet_20_link" text:visited-style-name="Visited_20_Internet_20_Link"><text:span text:style-name="T9">Capstone</text:span></text:a></text:h>
      <text:p text:style-name="P1"><text:span text:style-name="T2">Diseñar e implementar una aplicación web propia con Python y JavaScript.</text:span></text:p>
      <text:p text:style-name="P1"><text:span text:style-name="T2"/></text:p>
      <text:p text:style-name="P2"><text:span text:style-name="T2">Visión general</text:span></text:p>
      <text:p text:style-name="P2"><text:span text:style-name="T3">El proyecto final es su oportunidad de diseñar e implementar su propio sitio web dinámico. Siempre que su proyecto final se base en las lecciones de este curso, la naturaleza de su sitio web dependerá de usted, sujeto a algunas limitaciones, como se indica a continuación.</text:span></text:p>
      <text:p text:style-name="P2"><text:span text:style-name="T3"/></text:p>
      <text:p text:style-name="P2"><text:span text:style-name="T2">Requisitos</text:span></text:p>
      <text:p text:style-name="P3">En este proyecto, se le pide que cree una aplicación web propia. La naturaleza de la solicitud depende de usted, sujeta a algunos requisitos:</text:p>
      <text:list xml:id="list4123082460" text:style-name="L1">
        <text:list-item>
          <text:p text:style-name="P4">Su aplicación web debe ser lo suficientemente distinta de los otros proyectos de este curso (y, además, <text:span text:style-name="T10">no </text:span>puede <text:span text:style-name="T10">estar </text:span>basad<text:span text:style-name="T10">o</text:span> en el antiguo proyecto CS50W Pizza) y más compleja que esos.</text:p>
          <text:list>
            <text:list-item>
              <text:p text:style-name="P4">Un proyecto que parece ser una red social es considerado a priori por el personal como indistinguible del Proyecto 4 y no debe ser presentado; será rechazado.</text:p>
            </text:list-item>
            <text:list-item>
              <text:p text:style-name="P4">Se <text:span text:style-name="T10">asume</text:span> que un proyecto que parece ser un sitio de comercio electrónico es indistinguible del Proyecto 2, y su archivo README.md debe ser muy claro en cuanto a por qué no lo es. De lo contrario, no debe enviarse; será rechazado.</text:p>
            </text:list-item>
          </text:list>
        </text:list-item>
        <text:list-item>
          <text:p text:style-name="P4">Su aplicación web debe utilizar Django (incluido al menos un modelo) en el back-end y JavaScript en el front-end.</text:p>
        </text:list-item>
        <text:list-item>
          <text:p text:style-name="P4">Su aplicación web debe ser compatible con dispositivos móviles.</text:p>
        </text:list-item>
        <text:list-item>
          <text:p text:style-name="P4">En un archivo README.md en el directorio principal de su proyecto, incluya una descripción que describa su proyecto, y específicamente:</text:p>
          <text:list>
            <text:list-item>
              <text:p text:style-name="P4">Por qué cree que su proyecto satisface los requisitos de complejidad y distinción mencionados anteriormente.</text:p>
            </text:list-item>
            <text:list-item>
              <text:p text:style-name="P4">Qué contiene cada archivo que creó.</text:p>
            </text:list-item>
            <text:list-item>
              <text:p text:style-name="P4">Cómo ejecutar su aplicación.</text:p>
            </text:list-item>
            <text:list-item>
              <text:p text:style-name="P4">Cualquier otra información adicional que <text:span text:style-name="T11">debamos</text:span> saber sobre su proyecto.</text:p>
            </text:list-item>
          </text:list>
        </text:list-item>
        <text:list-item>
          <text:p text:style-name="P4">Si ha agregado paquetes de Python que deben instalarse para ejecutar su aplicación web, asegúrese de agregarlos a un archivo requirements.txt.</text:p>
        </text:list-item>
      </text:list>
      <text:p text:style-name="P3"><text:span text:style-name="T12"/></text:p>
      <text:p text:style-name="P3"><text:span text:style-name="T12">La causa más común del fracaso del proyecto final es no dedicar suficiente esfuerzo a la siguiente instrucción: Su archivo README.md debe tener una longitud mínima de varios párrafos y debe proporcionar una documentación relativamente completa de lo que hizo y, si corresponde, por qué lo hizo. Asegúrese de dedicar suficiente tiempo y energía a escribir un README.md del que esté orgulloso y que documente su proyecto a fondo, y que distinga este proyecto de otros en el curso y defienda su complejidad.</text:span></text:p>
      <text:p text:style-name="P3"/>
      <text:p text:style-name="P5"><text:span text:style-name="T13">Más allá de estos requisitos, el diseño, la apariencia y la sensación del sitio web dependen de 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10:38.075855738</meta:creation-date>
    <dc:date>2021-03-27T13:27:42.961524890</dc:date>
    <meta:editing-duration>PT17M4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402" meta:character-count="2404" meta:non-whitespace-character-count="2032"/>
  </office:meta>
</office:document-meta>
</file>